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audot Char</text:p>
          </table:table-cell>
          <table:table-cell office:value-type="string" calcext:value-type="string">
            <text:p>Baudot Hex</text:p>
          </table:table-cell>
          <table:table-cell table:style-name="Default" office:value-type="string" calcext:value-type="string">
            <text:p>LTRS/NUMS</text:p>
          </table:table-cell>
          <table:table-cell office:value-type="string" calcext:value-type="string">
            <text:p>Baudot Bin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&amp;#0;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U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h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&amp;#1;</text:p>
          </table:table-cell>
          <table:table-cell office:value-type="string" calcext:value-type="string">
            <text:p>SOH</text:p>
          </table:table-cell>
          <table:table-cell office:value-type="string" calcext:value-type="string">
            <text:p>Start of Header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&amp;#2;</text:p>
          </table:table-cell>
          <table:table-cell office:value-type="string" calcext:value-type="string">
            <text:p>STX</text:p>
          </table:table-cell>
          <table:table-cell office:value-type="string" calcext:value-type="string">
            <text:p>Start of Text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amp;#3;</text:p>
          </table:table-cell>
          <table:table-cell office:value-type="string" calcext:value-type="string">
            <text:p>ETX</text:p>
          </table:table-cell>
          <table:table-cell office:value-type="string" calcext:value-type="string">
            <text:p>End of Text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&amp;#4;</text:p>
          </table:table-cell>
          <table:table-cell office:value-type="string" calcext:value-type="string">
            <text:p>EOT</text:p>
          </table:table-cell>
          <table:table-cell office:value-type="string" calcext:value-type="string">
            <text:p>End of Transmission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amp;#5;</text:p>
          </table:table-cell>
          <table:table-cell office:value-type="string" calcext:value-type="string">
            <text:p>ENQ</text:p>
          </table:table-cell>
          <table:table-cell office:value-type="string" calcext:value-type="string">
            <text:p>Enquiry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&amp;#6;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cknowledge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&amp;#7;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&amp;#8;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LTRS/DEL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LTRS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&amp;#9;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orizontal Tab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A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&amp;#10;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Line Feed</text:p>
          </table:table-cell>
          <table:table-cell office:value-type="string" calcext:value-type="string">
            <text:p>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B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&amp;#11;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Vertical Tab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C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&amp;#12;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orm Feed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D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&amp;#13;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arriage Retur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E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&amp;#14;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hift Out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&amp;#15;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hift 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&amp;#16;</text:p>
          </table:table-cell>
          <table:table-cell office:value-type="string" calcext:value-type="string">
            <text:p>DLE</text:p>
          </table:table-cell>
          <table:table-cell office:value-type="string" calcext:value-type="string">
            <text:p>Data Link Escape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&amp;#17;</text:p>
          </table:table-cell>
          <table:table-cell office:value-type="string" calcext:value-type="string">
            <text:p>DC1</text:p>
          </table:table-cell>
          <table:table-cell office:value-type="string" calcext:value-type="string">
            <text:p>Device Control 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&amp;#18;</text:p>
          </table:table-cell>
          <table:table-cell office:value-type="string" calcext:value-type="string">
            <text:p>DC2</text:p>
          </table:table-cell>
          <table:table-cell office:value-type="string" calcext:value-type="string">
            <text:p>Device Control 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&amp;#19;</text:p>
          </table:table-cell>
          <table:table-cell office:value-type="string" calcext:value-type="string">
            <text:p>DC3</text:p>
          </table:table-cell>
          <table:table-cell office:value-type="string" calcext:value-type="string">
            <text:p>Device Control 3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&amp;#20;</text:p>
          </table:table-cell>
          <table:table-cell office:value-type="string" calcext:value-type="string">
            <text:p>DC4</text:p>
          </table:table-cell>
          <table:table-cell office:value-type="string" calcext:value-type="string">
            <text:p>Device Control 4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&amp;#21;</text:p>
          </table:table-cell>
          <table:table-cell office:value-type="string" calcext:value-type="string">
            <text:p>NAK</text:p>
          </table:table-cell>
          <table:table-cell office:value-type="string" calcext:value-type="string">
            <text:p>Negative Acknowledg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&amp;#22;</text:p>
          </table:table-cell>
          <table:table-cell office:value-type="string" calcext:value-type="string">
            <text:p>SYN</text:p>
          </table:table-cell>
          <table:table-cell office:value-type="string" calcext:value-type="string">
            <text:p>Synchronize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111" calcext:value-type="float">
            <text:p>10111</text:p>
          </table:table-cell>
          <table:table-cell office:value-type="string" calcext:value-type="string">
            <text:p>&amp;#23;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End of Transmission Block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&amp;#24;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ncel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&amp;#25;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nd of Medium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A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&amp;#26;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bstitute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B</text:p>
          </table:table-cell>
          <table:table-cell office:value-type="float" office:value="11011" calcext:value-type="float">
            <text:p>11011</text:p>
          </table:table-cell>
          <table:table-cell office:value-type="string" calcext:value-type="string">
            <text:p>&amp;#27;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FIGS(/ESC?)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GS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C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&amp;#28;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File Separato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D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&amp;#29;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Group Separato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E</text:p>
          </table:table-cell>
          <table:table-cell office:value-type="float" office:value="11110" calcext:value-type="float">
            <text:p>11110</text:p>
          </table:table-cell>
          <table:table-cell office:value-type="string" calcext:value-type="string">
            <text:p>&amp;#30;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ecord Separato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F</text:p>
          </table:table-cell>
          <table:table-cell office:value-type="float" office:value="11111" calcext:value-type="float">
            <text:p>11111</text:p>
          </table:table-cell>
          <table:table-cell office:value-type="string" calcext:value-type="string">
            <text:p>&amp;#31;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it Separator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&amp;#32;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h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&amp;#33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Exclamation mark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&amp;#34;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Double quote</text:p>
          </table:table-cell>
          <table:table-cell office:value-type="string" calcext:value-type="string">
            <text:p>“</text:p>
          </table:table-cell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&amp;#35;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&amp;#36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Dollar sign</text:p>
          </table:table-cell>
          <table:table-cell office:value-type="string" calcext:value-type="string">
            <text:p>$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&amp;#37;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&amp;#38;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mpersan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&amp;#39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Single quote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&amp;#40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eft parenthesis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&amp;#41;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Right parenthesis</text:p>
          </table:table-cell>
          <table:table-cell office:value-type="string" calcext:value-type="string">
            <text:p>)</text:p>
          </table:table-cell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A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&amp;#42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sterisk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B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&amp;#43;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lus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C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&amp;#44;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D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&amp;#45;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us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E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&amp;#46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F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&amp;#47;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&amp;#48;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Ze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&amp;#49;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&amp;#50;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Two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&amp;#51;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Thr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&amp;#52;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10101" calcext:value-type="float">
            <text:p>110101</text:p>
          </table:table-cell>
          <table:table-cell office:value-type="string" calcext:value-type="string">
            <text:p>&amp;#53;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Fiv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110110" calcext:value-type="float">
            <text:p>110110</text:p>
          </table:table-cell>
          <table:table-cell office:value-type="string" calcext:value-type="string">
            <text:p>&amp;#54;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Six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10111" calcext:value-type="float">
            <text:p>110111</text:p>
          </table:table-cell>
          <table:table-cell office:value-type="string" calcext:value-type="string">
            <text:p>&amp;#55;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Seve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111000" calcext:value-type="float">
            <text:p>111000</text:p>
          </table:table-cell>
          <table:table-cell office:value-type="string" calcext:value-type="string">
            <text:p>&amp;#56;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Eigh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111001" calcext:value-type="float">
            <text:p>111001</text:p>
          </table:table-cell>
          <table:table-cell office:value-type="string" calcext:value-type="string">
            <text:p>&amp;#57;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Nine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A</text:p>
          </table:table-cell>
          <table:table-cell office:value-type="float" office:value="111010" calcext:value-type="float">
            <text:p>111010</text:p>
          </table:table-cell>
          <table:table-cell office:value-type="string" calcext:value-type="string">
            <text:p>&amp;#58;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B</text:p>
          </table:table-cell>
          <table:table-cell office:value-type="float" office:value="111011" calcext:value-type="float">
            <text:p>111011</text:p>
          </table:table-cell>
          <table:table-cell office:value-type="string" calcext:value-type="string">
            <text:p>&amp;#59;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C</text:p>
          </table:table-cell>
          <table:table-cell office:value-type="float" office:value="111100" calcext:value-type="float">
            <text:p>111100</text:p>
          </table:table-cell>
          <table:table-cell office:value-type="string" calcext:value-type="string">
            <text:p>&amp;#60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Less than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D</text:p>
          </table:table-cell>
          <table:table-cell office:value-type="float" office:value="111101" calcext:value-type="float">
            <text:p>111101</text:p>
          </table:table-cell>
          <table:table-cell office:value-type="string" calcext:value-type="string">
            <text:p>&amp;#61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Equality sign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3E</text:p>
          </table:table-cell>
          <table:table-cell office:value-type="float" office:value="111110" calcext:value-type="float">
            <text:p>111110</text:p>
          </table:table-cell>
          <table:table-cell office:value-type="string" calcext:value-type="string">
            <text:p>&amp;#62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Greater than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3F</text:p>
          </table:table-cell>
          <table:table-cell office:value-type="float" office:value="111111" calcext:value-type="float">
            <text:p>111111</text:p>
          </table:table-cell>
          <table:table-cell office:value-type="string" calcext:value-type="string">
            <text:p>&amp;#63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Question mark</text:p>
          </table:table-cell>
          <table:table-cell office:value-type="string" calcext:value-type="string">
            <text:p>?</text:p>
          </table:table-cell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&amp;#64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At sign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1000001" calcext:value-type="float">
            <text:p>1000001</text:p>
          </table:table-cell>
          <table:table-cell office:value-type="string" calcext:value-type="string">
            <text:p>&amp;#65;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apital A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1000010" calcext:value-type="float">
            <text:p>1000010</text:p>
          </table:table-cell>
          <table:table-cell office:value-type="string" calcext:value-type="string">
            <text:p>&amp;#66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pital B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1000011" calcext:value-type="float">
            <text:p>1000011</text:p>
          </table:table-cell>
          <table:table-cell office:value-type="string" calcext:value-type="string">
            <text:p>&amp;#67;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ital C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1000100" calcext:value-type="float">
            <text:p>1000100</text:p>
          </table:table-cell>
          <table:table-cell office:value-type="string" calcext:value-type="string">
            <text:p>&amp;#68;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apital D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1000101" calcext:value-type="float">
            <text:p>1000101</text:p>
          </table:table-cell>
          <table:table-cell office:value-type="string" calcext:value-type="string">
            <text:p>&amp;#69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apital 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1000110" calcext:value-type="float">
            <text:p>1000110</text:p>
          </table:table-cell>
          <table:table-cell office:value-type="string" calcext:value-type="string">
            <text:p>&amp;#70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 F</text:p>
          </table:table-cell>
          <table:table-cell/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1000111" calcext:value-type="float">
            <text:p>1000111</text:p>
          </table:table-cell>
          <table:table-cell office:value-type="string" calcext:value-type="string">
            <text:p>&amp;#71;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apital G</text:p>
          </table:table-cell>
          <table:table-cell/>
          <table:table-cell office:value-type="string" calcext:value-type="string">
            <text:p>1A</text:p>
          </table:table-cell>
          <table:table-cell table:number-columns-repeated="10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1001000" calcext:value-type="float">
            <text:p>1001000</text:p>
          </table:table-cell>
          <table:table-cell office:value-type="string" calcext:value-type="string">
            <text:p>&amp;#72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pital H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1001001" calcext:value-type="float">
            <text:p>1001001</text:p>
          </table:table-cell>
          <table:table-cell office:value-type="string" calcext:value-type="string">
            <text:p>&amp;#73;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pital I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4A</text:p>
          </table:table-cell>
          <table:table-cell office:value-type="float" office:value="1001010" calcext:value-type="float">
            <text:p>1001010</text:p>
          </table:table-cell>
          <table:table-cell office:value-type="string" calcext:value-type="string">
            <text:p>&amp;#74;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Capital J</text:p>
          </table:table-cell>
          <table:table-cell/>
          <table:table-cell office:value-type="string" calcext:value-type="string">
            <text:p>B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4B</text:p>
          </table:table-cell>
          <table:table-cell office:value-type="float" office:value="1001011" calcext:value-type="float">
            <text:p>1001011</text:p>
          </table:table-cell>
          <table:table-cell office:value-type="string" calcext:value-type="string">
            <text:p>&amp;#75;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apital K</text:p>
          </table:table-cell>
          <table:table-cell/>
          <table:table-cell office:value-type="string" calcext:value-type="string">
            <text:p>F</text:p>
          </table:table-cell>
          <table:table-cell table:number-columns-repeated="10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4C</text:p>
          </table:table-cell>
          <table:table-cell office:value-type="float" office:value="1001100" calcext:value-type="float">
            <text:p>1001100</text:p>
          </table:table-cell>
          <table:table-cell office:value-type="string" calcext:value-type="string">
            <text:p>&amp;#76;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Capital L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4D</text:p>
          </table:table-cell>
          <table:table-cell office:value-type="float" office:value="1001101" calcext:value-type="float">
            <text:p>1001101</text:p>
          </table:table-cell>
          <table:table-cell office:value-type="string" calcext:value-type="string">
            <text:p>&amp;#77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pital M</text:p>
          </table:table-cell>
          <table:table-cell/>
          <table:table-cell office:value-type="string" calcext:value-type="string">
            <text:p>1C</text:p>
          </table:table-cell>
          <table:table-cell table:number-columns-repeated="10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4E</text:p>
          </table:table-cell>
          <table:table-cell office:value-type="float" office:value="1001110" calcext:value-type="float">
            <text:p>1001110</text:p>
          </table:table-cell>
          <table:table-cell office:value-type="string" calcext:value-type="string">
            <text:p>&amp;#78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pital N</text:p>
          </table:table-cell>
          <table:table-cell/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4F</text:p>
          </table:table-cell>
          <table:table-cell office:value-type="float" office:value="1001111" calcext:value-type="float">
            <text:p>1001111</text:p>
          </table:table-cell>
          <table:table-cell office:value-type="string" calcext:value-type="string">
            <text:p>&amp;#79;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apital O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010000" calcext:value-type="float">
            <text:p>1010000</text:p>
          </table:table-cell>
          <table:table-cell office:value-type="string" calcext:value-type="string">
            <text:p>&amp;#80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pital P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1" calcext:value-type="float">
            <text:p>51</text:p>
          </table:table-cell>
          <table:table-cell office:value-type="float" office:value="1010001" calcext:value-type="float">
            <text:p>1010001</text:p>
          </table:table-cell>
          <table:table-cell office:value-type="string" calcext:value-type="string">
            <text:p>&amp;#81;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Capital Q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1010010" calcext:value-type="float">
            <text:p>1010010</text:p>
          </table:table-cell>
          <table:table-cell office:value-type="string" calcext:value-type="string">
            <text:p>&amp;#82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apital R</text:p>
          </table:table-cell>
          <table:table-cell/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010011" calcext:value-type="float">
            <text:p>1010011</text:p>
          </table:table-cell>
          <table:table-cell office:value-type="string" calcext:value-type="string">
            <text:p>&amp;#83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apital S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1010100" calcext:value-type="float">
            <text:p>1010100</text:p>
          </table:table-cell>
          <table:table-cell office:value-type="string" calcext:value-type="string">
            <text:p>&amp;#84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apital 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1010101" calcext:value-type="float">
            <text:p>1010101</text:p>
          </table:table-cell>
          <table:table-cell office:value-type="string" calcext:value-type="string">
            <text:p>&amp;#85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apital U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" calcext:value-type="float">
            <text:p>56</text:p>
          </table:table-cell>
          <table:table-cell office:value-type="float" office:value="1010110" calcext:value-type="float">
            <text:p>1010110</text:p>
          </table:table-cell>
          <table:table-cell office:value-type="string" calcext:value-type="string">
            <text:p>&amp;#86;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apital V</text:p>
          </table:table-cell>
          <table:table-cell/>
          <table:table-cell office:value-type="string" calcext:value-type="string">
            <text:p>1E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7" calcext:value-type="float">
            <text:p>57</text:p>
          </table:table-cell>
          <table:table-cell office:value-type="float" office:value="1010111" calcext:value-type="float">
            <text:p>1010111</text:p>
          </table:table-cell>
          <table:table-cell office:value-type="string" calcext:value-type="string">
            <text:p>&amp;#87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apital W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011000" calcext:value-type="float">
            <text:p>1011000</text:p>
          </table:table-cell>
          <table:table-cell office:value-type="string" calcext:value-type="string">
            <text:p>&amp;#88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pital X</text:p>
          </table:table-cell>
          <table:table-cell/>
          <table:table-cell office:value-type="string" calcext:value-type="string">
            <text:p>1D</text:p>
          </table:table-cell>
          <table:table-cell table:number-columns-repeated="10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1011001" calcext:value-type="float">
            <text:p>1011001</text:p>
          </table:table-cell>
          <table:table-cell office:value-type="string" calcext:value-type="string">
            <text:p>&amp;#89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pital Y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5A</text:p>
          </table:table-cell>
          <table:table-cell office:value-type="float" office:value="1011010" calcext:value-type="float">
            <text:p>1011010</text:p>
          </table:table-cell>
          <table:table-cell office:value-type="string" calcext:value-type="string">
            <text:p>&amp;#90;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apital Z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5B</text:p>
          </table:table-cell>
          <table:table-cell office:value-type="float" office:value="1011011" calcext:value-type="float">
            <text:p>1011011</text:p>
          </table:table-cell>
          <table:table-cell office:value-type="string" calcext:value-type="string">
            <text:p>&amp;#91;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Left square bracket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5C</text:p>
          </table:table-cell>
          <table:table-cell office:value-type="float" office:value="1011100" calcext:value-type="float">
            <text:p>1011100</text:p>
          </table:table-cell>
          <table:table-cell office:value-type="string" calcext:value-type="string">
            <text:p>&amp;#92;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Backslash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5D</text:p>
          </table:table-cell>
          <table:table-cell office:value-type="float" office:value="1011101" calcext:value-type="float">
            <text:p>1011101</text:p>
          </table:table-cell>
          <table:table-cell office:value-type="string" calcext:value-type="string">
            <text:p>&amp;#93;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Right square bracket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5E</text:p>
          </table:table-cell>
          <table:table-cell office:value-type="float" office:value="1011110" calcext:value-type="float">
            <text:p>1011110</text:p>
          </table:table-cell>
          <table:table-cell office:value-type="string" calcext:value-type="string">
            <text:p>&amp;#94;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Caret / circumflex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5F</text:p>
          </table:table-cell>
          <table:table-cell office:value-type="float" office:value="1011111" calcext:value-type="float">
            <text:p>1011111</text:p>
          </table:table-cell>
          <table:table-cell office:value-type="string" calcext:value-type="string">
            <text:p>&amp;#95;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Underscore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&amp;#96;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Grave / accent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1" calcext:value-type="float">
            <text:p>61</text:p>
          </table:table-cell>
          <table:table-cell office:value-type="float" office:value="1100001" calcext:value-type="float">
            <text:p>1100001</text:p>
          </table:table-cell>
          <table:table-cell office:value-type="string" calcext:value-type="string">
            <text:p>&amp;#97;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mall a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2" calcext:value-type="float">
            <text:p>62</text:p>
          </table:table-cell>
          <table:table-cell office:value-type="float" office:value="1100010" calcext:value-type="float">
            <text:p>1100010</text:p>
          </table:table-cell>
          <table:table-cell office:value-type="string" calcext:value-type="string">
            <text:p>&amp;#98;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mall b</text:p>
          </table:table-cell>
          <table:table-cell table:number-columns-repeated="101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1100011" calcext:value-type="float">
            <text:p>1100011</text:p>
          </table:table-cell>
          <table:table-cell office:value-type="string" calcext:value-type="string">
            <text:p>&amp;#99;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mall c</text:p>
          </table:table-cell>
          <table:table-cell table:number-columns-repeated="101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&amp;#100;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mall d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1100101" calcext:value-type="float">
            <text:p>1100101</text:p>
          </table:table-cell>
          <table:table-cell office:value-type="string" calcext:value-type="string">
            <text:p>&amp;#101;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mall e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6" calcext:value-type="float">
            <text:p>66</text:p>
          </table:table-cell>
          <table:table-cell office:value-type="float" office:value="1100110" calcext:value-type="float">
            <text:p>1100110</text:p>
          </table:table-cell>
          <table:table-cell office:value-type="string" calcext:value-type="string">
            <text:p>&amp;#102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mall f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  <table:table-cell office:value-type="float" office:value="1100111" calcext:value-type="float">
            <text:p>1100111</text:p>
          </table:table-cell>
          <table:table-cell office:value-type="string" calcext:value-type="string">
            <text:p>&amp;#103;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mall g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1101000" calcext:value-type="float">
            <text:p>1101000</text:p>
          </table:table-cell>
          <table:table-cell office:value-type="string" calcext:value-type="string">
            <text:p>&amp;#104;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mall h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9" calcext:value-type="float">
            <text:p>69</text:p>
          </table:table-cell>
          <table:table-cell office:value-type="float" office:value="1101001" calcext:value-type="float">
            <text:p>1101001</text:p>
          </table:table-cell>
          <table:table-cell office:value-type="string" calcext:value-type="string">
            <text:p>&amp;#105;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mall i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6A</text:p>
          </table:table-cell>
          <table:table-cell office:value-type="float" office:value="1101010" calcext:value-type="float">
            <text:p>1101010</text:p>
          </table:table-cell>
          <table:table-cell office:value-type="string" calcext:value-type="string">
            <text:p>&amp;#106;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mall j</text:p>
          </table:table-cell>
          <table:table-cell table:number-columns-repeated="101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6B</text:p>
          </table:table-cell>
          <table:table-cell office:value-type="float" office:value="1101011" calcext:value-type="float">
            <text:p>1101011</text:p>
          </table:table-cell>
          <table:table-cell office:value-type="string" calcext:value-type="string">
            <text:p>&amp;#107;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mall k</text:p>
          </table:table-cell>
          <table:table-cell table:number-columns-repeated="101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6C</text:p>
          </table:table-cell>
          <table:table-cell office:value-type="float" office:value="1101100" calcext:value-type="float">
            <text:p>1101100</text:p>
          </table:table-cell>
          <table:table-cell office:value-type="string" calcext:value-type="string">
            <text:p>&amp;#108;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mall l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6D</text:p>
          </table:table-cell>
          <table:table-cell office:value-type="float" office:value="1101101" calcext:value-type="float">
            <text:p>1101101</text:p>
          </table:table-cell>
          <table:table-cell office:value-type="string" calcext:value-type="string">
            <text:p>&amp;#109;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mall m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6E</text:p>
          </table:table-cell>
          <table:table-cell office:value-type="float" office:value="1101110" calcext:value-type="float">
            <text:p>1101110</text:p>
          </table:table-cell>
          <table:table-cell office:value-type="string" calcext:value-type="string">
            <text:p>&amp;#110;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mall n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6F</text:p>
          </table:table-cell>
          <table:table-cell office:value-type="float" office:value="1101111" calcext:value-type="float">
            <text:p>1101111</text:p>
          </table:table-cell>
          <table:table-cell office:value-type="string" calcext:value-type="string">
            <text:p>&amp;#111;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mall o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" calcext:value-type="float">
            <text:p>70</text:p>
          </table:table-cell>
          <table:table-cell office:value-type="float" office:value="1110000" calcext:value-type="float">
            <text:p>1110000</text:p>
          </table:table-cell>
          <table:table-cell office:value-type="string" calcext:value-type="string">
            <text:p>&amp;#112;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mall p</text:p>
          </table:table-cell>
          <table:table-cell table:number-columns-repeated="101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1" calcext:value-type="float">
            <text:p>71</text:p>
          </table:table-cell>
          <table:table-cell office:value-type="float" office:value="1110001" calcext:value-type="float">
            <text:p>1110001</text:p>
          </table:table-cell>
          <table:table-cell office:value-type="string" calcext:value-type="string">
            <text:p>&amp;#113;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Small q</text:p>
          </table:table-cell>
          <table:table-cell table:number-columns-repeated="101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1110010" calcext:value-type="float">
            <text:p>1110010</text:p>
          </table:table-cell>
          <table:table-cell office:value-type="string" calcext:value-type="string">
            <text:p>&amp;#114;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mall r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1110011" calcext:value-type="float">
            <text:p>1110011</text:p>
          </table:table-cell>
          <table:table-cell office:value-type="string" calcext:value-type="string">
            <text:p>&amp;#115;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mall s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110100" calcext:value-type="float">
            <text:p>1110100</text:p>
          </table:table-cell>
          <table:table-cell office:value-type="string" calcext:value-type="string">
            <text:p>&amp;#116;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mall t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office:value-type="float" office:value="1110101" calcext:value-type="float">
            <text:p>1110101</text:p>
          </table:table-cell>
          <table:table-cell office:value-type="string" calcext:value-type="string">
            <text:p>&amp;#117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mall u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1110110" calcext:value-type="float">
            <text:p>1110110</text:p>
          </table:table-cell>
          <table:table-cell office:value-type="string" calcext:value-type="string">
            <text:p>&amp;#118;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mall v</text:p>
          </table:table-cell>
          <table:table-cell table:number-columns-repeated="101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1110111" calcext:value-type="float">
            <text:p>1110111</text:p>
          </table:table-cell>
          <table:table-cell office:value-type="string" calcext:value-type="string">
            <text:p>&amp;#119;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mall w</text:p>
          </table:table-cell>
          <table:table-cell table:number-columns-repeated="101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office:value-type="float" office:value="1111000" calcext:value-type="float">
            <text:p>1111000</text:p>
          </table:table-cell>
          <table:table-cell office:value-type="string" calcext:value-type="string">
            <text:p>&amp;#120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all x</text:p>
          </table:table-cell>
          <table:table-cell table:number-columns-repeated="101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9" calcext:value-type="float">
            <text:p>79</text:p>
          </table:table-cell>
          <table:table-cell office:value-type="float" office:value="1111001" calcext:value-type="float">
            <text:p>1111001</text:p>
          </table:table-cell>
          <table:table-cell office:value-type="string" calcext:value-type="string">
            <text:p>&amp;#121;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mall y</text:p>
          </table:table-cell>
          <table:table-cell table:number-columns-repeated="101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A</text:p>
          </table:table-cell>
          <table:table-cell office:value-type="float" office:value="1111010" calcext:value-type="float">
            <text:p>1111010</text:p>
          </table:table-cell>
          <table:table-cell office:value-type="string" calcext:value-type="string">
            <text:p>&amp;#122;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mall z</text:p>
          </table:table-cell>
          <table:table-cell table:number-columns-repeated="101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7B</text:p>
          </table:table-cell>
          <table:table-cell office:value-type="float" office:value="1111011" calcext:value-type="float">
            <text:p>1111011</text:p>
          </table:table-cell>
          <table:table-cell office:value-type="string" calcext:value-type="string">
            <text:p>&amp;#123;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Left curly bracket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7C</text:p>
          </table:table-cell>
          <table:table-cell office:value-type="float" office:value="1111100" calcext:value-type="float">
            <text:p>1111100</text:p>
          </table:table-cell>
          <table:table-cell office:value-type="string" calcext:value-type="string">
            <text:p>&amp;#124;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Vertical bar</text:p>
          </table:table-cell>
          <table:table-cell table:number-columns-repeated="101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7D</text:p>
          </table:table-cell>
          <table:table-cell office:value-type="float" office:value="1111101" calcext:value-type="float">
            <text:p>1111101</text:p>
          </table:table-cell>
          <table:table-cell office:value-type="string" calcext:value-type="string">
            <text:p>&amp;#125;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Right curly bracket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7E</text:p>
          </table:table-cell>
          <table:table-cell office:value-type="float" office:value="1111110" calcext:value-type="float">
            <text:p>1111110</text:p>
          </table:table-cell>
          <table:table-cell office:value-type="string" calcext:value-type="string">
            <text:p>&amp;#126;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ilde</text:p>
          </table:table-cell>
          <table:table-cell table:number-columns-repeated="101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7F</text:p>
          </table:table-cell>
          <table:table-cell office:value-type="float" office:value="1111111" calcext:value-type="float">
            <text:p>1111111</text:p>
          </table:table-cell>
          <table:table-cell office:value-type="string" calcext:value-type="string">
            <text:p>&amp;#127;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lete</text:p>
          </table:table-cell>
          <table:table-cell table:number-columns-repeated="1018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7:21:02.226178578</meta:creation-date>
    <dc:date>2022-11-25T17:37:32.826271957</dc:date>
    <meta:editing-duration>PT16M30S</meta:editing-duration>
    <meta:editing-cycles>3</meta:editing-cycles>
    <meta:generator>LibreOffice/6.4.7.2$Linux_X86_64 LibreOffice_project/40$Build-2</meta:generator>
    <meta:document-statistic meta:table-count="1" meta:cell-count="871" meta:object-count="0"/>
  </office:meta>
</office:document-meta>
</file>